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51cm"/>
    </style:style>
    <style:style style:name="co2" style:family="table-column">
      <style:table-column-properties fo:break-before="auto" style:column-width="4.142cm"/>
    </style:style>
    <style:style style:name="co3" style:family="table-column">
      <style:table-column-properties fo:break-before="auto" style:column-width="2.387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4.2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 fo:wrap-option="no-wrap"/>
      <style:text-properties fo:font-weight="bold"/>
    </style:style>
    <style:style style:name="ce2" style:family="table-cell" style:parent-style-name="Default">
      <style:table-cell-properties fo:background-color="#00b8ff" fo:wrap-option="no-wrap"/>
    </style:style>
    <style:style style:name="ce3" style:family="table-cell" style:parent-style-name="Default">
      <style:table-cell-properties fo:background-color="#cccc00" fo:wrap-option="no-wrap"/>
      <style:text-properties fo:font-style="italic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00b8ff"/>
    </style:style>
    <style:style style:name="ce6" style:family="table-cell" style:parent-style-name="Default">
      <style:table-cell-properties fo:background-color="#cccc00"/>
      <style:text-properties fo:font-style="italic"/>
    </style:style>
    <style:style style:name="ce7" style:family="table-cell" style:parent-style-name="Default" style:data-style-name="N36">
      <style:table-cell-properties fo:background-color="#00b8ff"/>
    </style:style>
    <style:style style:name="ce8" style:family="table-cell" style:parent-style-name="Default" style:data-style-name="N36">
      <style:table-cell-properties fo:background-color="#cccc00"/>
      <style:text-properties fo:font-style="italic"/>
    </style:style>
    <style:style style:name="ce9" style:family="table-cell" style:parent-style-name="Default" style:data-style-name="N36"/>
    <style:style style:name="ce10" style:family="table-cell" style:parent-style-name="Default" style:data-style-name="N36">
      <style:table-cell-properties fo:background-color="#00b8ff" style:text-align-source="fix" style:repeat-content="false"/>
      <style:paragraph-properties fo:text-align="end" fo:margin-left="0cm"/>
    </style:style>
    <style:style style:name="ce11" style:family="table-cell" style:parent-style-name="Default" style:data-style-name="N36">
      <style:table-cell-properties fo:background-color="#cccc00" style:text-align-source="fix" style:repeat-content="false"/>
      <style:paragraph-properties fo:text-align="start" fo:margin-left="0cm"/>
      <style:text-properties fo:font-style="italic"/>
    </style:style>
    <style:style style:name="ce12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9"/>
        <table:table-column table:style-name="co4" table:default-cell-style-name="ce12"/>
        <table:table-column table:style-name="co5" table:default-cell-style-name="ce9"/>
        <table:table-column table:style-name="co6" table:default-cell-style-name="ce9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Monitoração do Andamento das Atividades Relacionadas ao “Laboratório de Altas Freqüências e Comunicações”</text:p>
          </table:table-cell>
          <table:table-cell table:style-name="ce5"/>
          <table:table-cell table:style-name="ce7"/>
          <table:table-cell table:style-name="ce10"/>
          <table:table-cell table:style-name="ce7" table:number-columns-repeated="2"/>
          <table:table-cell table:style-name="ce5" table:number-columns-repeated="250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0"/>
          <table:table-cell table:style-name="ce7" table:number-columns-repeated="2"/>
          <table:table-cell table:style-name="ce5" table:number-columns-repeated="250"/>
        </table:table-row>
        <table:table-row table:style-name="ro1">
          <table:table-cell table:style-name="ce3" office:value-type="string">
            <text:p>Atividade</text:p>
          </table:table-cell>
          <table:table-cell table:style-name="ce6" office:value-type="string">
            <text:p>Responsável(is)</text:p>
          </table:table-cell>
          <table:table-cell table:style-name="ce8" office:value-type="string">
            <text:p>Iniciada em</text:p>
          </table:table-cell>
          <table:table-cell table:style-name="ce11" office:value-type="string">
            <text:p>Prazo previsto até</text:p>
          </table:table-cell>
          <table:table-cell table:style-name="ce8" office:value-type="string">
            <text:p>Concluída em</text:p>
          </table:table-cell>
          <table:table-cell table:style-name="ce8" office:value-type="string">
            <text:p>Registro atualizado em</text:p>
          </table:table-cell>
          <table:table-cell table:style-name="ce6" table:number-columns-repeated="250"/>
        </table:table-row>
        <table:table-row table:style-name="ro2">
          <table:table-cell office:value-type="string">
            <text:p>Interface GPIB antiga/nova</text:p>
          </table:table-cell>
          <table:table-cell office:value-type="string">
            <text:p>Marcelo</text:p>
          </table:table-cell>
          <table:table-cell office:value-type="date" office:date-value="2009-09-21">
            <text:p>21/09/2009</text:p>
          </table:table-cell>
          <table:table-cell office:value-type="date" office:date-value="2009-10-21">
            <text:p>21/10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50"/>
        </table:table-row>
        <table:table-row table:style-name="ro2">
          <table:table-cell office:value-type="string">
            <text:p>Antena helicoidal</text:p>
          </table:table-cell>
          <table:table-cell office:value-type="string">
            <text:p>Márcio</text:p>
          </table:table-cell>
          <table:table-cell office:value-type="date" office:date-value="2009-09-21">
            <text:p>21/09/2009</text:p>
          </table:table-cell>
          <table:table-cell office:value-type="date" office:date-value="2009-10-16">
            <text:p>16/10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50"/>
        </table:table-row>
        <table:table-row table:style-name="ro2">
          <table:table-cell office:value-type="string">
            <text:p>Antena log-periódica de 2,45 GHz</text:p>
          </table:table-cell>
          <table:table-cell office:value-type="string">
            <text:p>Octávio</text:p>
          </table:table-cell>
          <table:table-cell office:value-type="date" office:date-value="2009-09-21">
            <text:p>21/09/2009</text:p>
          </table:table-cell>
          <table:table-cell office:value-type="date" office:date-value="2009-11-21">
            <text:p>21/11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50"/>
        </table:table-row>
        <table:table-row table:style-name="ro3">
          <table:table-cell office:value-type="string">
            <text:p>Fonte de alimentação para diodo Gunn</text:p>
          </table:table-cell>
          <table:table-cell office:value-type="string">
            <text:p>Marcelo, Octávio</text:p>
          </table:table-cell>
          <table:table-cell office:value-type="date" office:date-value="2009-09-28">
            <text:p>28/09/2009</text:p>
          </table:table-cell>
          <table:table-cell office:value-type="date" office:date-value="2009-11-28">
            <text:p>28/11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50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ilha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9">29/09/2009</text:date>, <text:time>15:3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9-09-29T13:28:21</meta:creation-date>
    <dc:date>2009-09-29T15:33:52</dc:date>
    <dc:language>pt-BR</dc:language>
    <meta:editing-cycles>7</meta:editing-cycles>
    <meta:editing-duration>PT2H5M33S</meta:editing-duration>
    <meta:user-defined meta:name="Info 1"/>
    <meta:user-defined meta:name="Info 2"/>
    <meta:user-defined meta:name="Info 3"/>
    <meta:user-defined meta:name="Info 4"/>
    <meta:document-statistic meta:table-count="3" meta:cell-count="27"/>
  </office:meta>
</office:document-meta>
</file>